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Gentium Book Basic" svg:font-family="'Gentium Book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6pt" style:text-underline-style="none" officeooo:rsid="000bac5d" officeooo:paragraph-rsid="000bac5d" style:font-size-asian="16pt" style:font-size-complex="16pt"/>
    </style:style>
    <style:style style:name="P2" style:family="paragraph" style:parent-style-name="Standard">
      <style:text-properties style:font-name="Cantarell" fo:font-size="16pt" style:text-underline-style="none" officeooo:rsid="001fb4fc" officeooo:paragraph-rsid="001fb4fc" style:font-size-asian="16pt" style:font-size-complex="16pt"/>
    </style:style>
    <style:style style:name="P3" style:family="paragraph" style:parent-style-name="Standard">
      <style:text-properties style:font-name="Gentium Book Basic" fo:font-size="14pt" style:text-underline-style="solid" style:text-underline-width="auto" style:text-underline-color="font-color" officeooo:rsid="000ee7a4" officeooo:paragraph-rsid="000ee7a4" style:font-size-asian="14pt" style:font-size-complex="14pt"/>
    </style:style>
    <style:style style:name="P4" style:family="paragraph" style:parent-style-name="Standard">
      <style:text-properties style:font-name="Gentium Book Basic" fo:font-size="14pt" fo:font-style="normal" style:text-underline-style="none" officeooo:rsid="000ee7a4" officeooo:paragraph-rsid="000ee7a4" style:font-size-asian="14pt" style:font-style-asian="normal" style:font-size-complex="14pt" style:font-style-complex="normal"/>
    </style:style>
    <style:style style:name="P5" style:family="paragraph" style:parent-style-name="Standard">
      <style:text-properties style:font-name="Gentium Book Basic" fo:font-size="14pt" fo:font-style="normal" style:text-underline-style="none" officeooo:rsid="000faca4" officeooo:paragraph-rsid="000faca4" style:font-size-asian="14pt" style:font-style-asian="normal" style:font-size-complex="14pt" style:font-style-complex="normal"/>
    </style:style>
    <style:style style:name="P6" style:family="paragraph" style:parent-style-name="Standard">
      <style:text-properties style:font-name="Gentium Book Basic" fo:font-size="14pt" fo:font-style="normal" style:text-underline-style="none" officeooo:rsid="0011ad96" officeooo:paragraph-rsid="0011ad96" style:font-size-asian="14pt" style:font-style-asian="normal" style:font-size-complex="14pt" style:font-style-complex="normal"/>
    </style:style>
    <style:style style:name="P7" style:family="paragraph" style:parent-style-name="Standard">
      <style:text-properties style:font-name="Gentium Book Basic" fo:font-size="14pt" fo:font-style="normal" style:text-underline-style="none" officeooo:rsid="001675d3" officeooo:paragraph-rsid="001675d3" style:font-size-asian="14pt" style:font-style-asian="normal" style:font-size-complex="14pt" style:font-style-complex="normal"/>
    </style:style>
    <style:style style:name="P8" style:family="paragraph" style:parent-style-name="Standard">
      <style:text-properties style:font-name="Gentium Book Basic" fo:font-size="14pt" fo:font-style="normal" style:text-underline-style="none" officeooo:rsid="001700e1" officeooo:paragraph-rsid="001700e1" style:font-size-asian="14pt" style:font-style-asian="normal" style:font-size-complex="14pt" style:font-style-complex="normal"/>
    </style:style>
    <style:style style:name="P9" style:family="paragraph" style:parent-style-name="Standard">
      <style:text-properties style:font-name="Gentium Book Basic" fo:font-size="14pt" fo:font-style="normal" style:text-underline-style="none" officeooo:rsid="00180f16" officeooo:paragraph-rsid="00180f16" style:font-size-asian="14pt" style:font-style-asian="normal" style:font-size-complex="14pt" style:font-style-complex="normal"/>
    </style:style>
    <style:style style:name="P10" style:family="paragraph" style:parent-style-name="Standard">
      <style:text-properties style:font-name="Gentium Book Basic" fo:font-size="14pt" fo:font-style="normal" style:text-underline-style="none" officeooo:rsid="001c6a30" officeooo:paragraph-rsid="001c6a30" style:font-size-asian="14pt" style:font-style-asian="normal" style:font-size-complex="14pt" style:font-style-complex="normal"/>
    </style:style>
    <style:style style:name="P11" style:family="paragraph" style:parent-style-name="Standard">
      <style:text-properties style:font-name="Gentium Book Basic" fo:font-size="14pt" fo:font-style="normal" style:text-underline-style="none" officeooo:rsid="001f02dd" officeooo:paragraph-rsid="001f02dd" style:font-size-asian="14pt" style:font-style-asian="normal" style:font-size-complex="14pt" style:font-style-complex="normal"/>
    </style:style>
    <style:style style:name="P12" style:family="paragraph" style:parent-style-name="Standard">
      <style:text-properties style:font-name="Gentium Book Basic" fo:font-size="14pt" fo:font-style="normal" style:text-underline-style="solid" style:text-underline-width="auto" style:text-underline-color="font-color" officeooo:rsid="0011ad96" officeooo:paragraph-rsid="0011ad96" style:font-size-asian="14pt" style:font-style-asian="normal" style:font-size-complex="14pt" style:font-style-complex="normal"/>
    </style:style>
    <style:style style:name="T1" style:family="text">
      <style:text-properties officeooo:rsid="000faca4"/>
    </style:style>
    <style:style style:name="T2" style:family="text">
      <style:text-properties officeooo:rsid="001700e1"/>
    </style:style>
    <style:style style:name="T3" style:family="text">
      <style:text-properties officeooo:rsid="00180f16"/>
    </style:style>
    <style:style style:name="T4" style:family="text">
      <style:text-properties officeooo:rsid="0019d041"/>
    </style:style>
    <style:style style:name="T5" style:family="text">
      <style:text-properties officeooo:rsid="001b11c7"/>
    </style:style>
    <style:style style:name="T6" style:family="text">
      <style:text-properties officeooo:rsid="001f02dd"/>
    </style:style>
    <style:style style:name="T7" style:family="text">
      <style:text-properties officeooo:rsid="001f5f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AUTIFULWORK USERS GUIDE</text:p>
      <text:p text:style-name="P2">(some feature or features may not be available yet)</text:p>
      <text:p text:style-name="P1"/>
      <text:p text:style-name="P3">Learning to use shell commands</text:p>
      <text:p text:style-name="P3"/>
      <text:p text:style-name="P4">You can see the manual of the command by entering</text:p>
      <text:p text:style-name="P4">“man &lt;command&gt;” . Here you find the basics of <text:s/>the </text:p>
      <text:p text:style-name="P4">command. Now create a directory using the “mkdir”</text:p>
      <text:p text:style-name="P4">command to test the commandline sessions.</text:p>
      <text:p text:style-name="P4">Now you can enter the commands as seen in the shell</text:p>
      <text:p text:style-name="P4">sessions <text:s/>to see,observe and comapare <text:span text:style-name="T1">the your ouptut</text:span></text:p>
      <text:p text:style-name="P5">and the output given in <text:s/>BW shell session.</text:p>
      <text:p text:style-name="P5"/>
      <text:p text:style-name="P12">Knowledge <text:span text:style-name="T5">about</text:span> <text:span text:style-name="T2">a program internals </text:span>using GNU debugger (gdb)</text:p>
      <text:p text:style-name="P6"/>
      <text:p text:style-name="P7">try to make a breakpoint in the start line in the main()</text:p>
      <text:p text:style-name="P7">function and then <text:span text:style-name="T2">execute one instruction at a time and</text:span></text:p>
      <text:p text:style-name="P8">look for output and also examine the contents of <text:s/>variable</text:p>
      <text:p text:style-name="P8">in current context and may be also others. Look for the backtrace</text:p>
      <text:p text:style-name="P8">to see more about the instru<text:span text:style-name="T3">ctions and their sequence and their</text:span></text:p>
      <text:p text:style-name="P9">dependent software .<text:span text:style-name="T4">check for the activities inside loops.learn</text:span></text:p>
      <text:p text:style-name="P10">how to jump to a specific function of the program.<text:span text:style-name="T6">check for the</text:span></text:p>
      <text:p text:style-name="P11">type of a variable.</text:p>
      <text:p text:style-name="P11"/>
      <text:p text:style-name="P11"/>
      <text:p text:style-name="P11"/>
      <text:p text:style-name="P9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Gentium Book Basic" svg:font-family="'Gentium Book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23:10:27.139364821</meta:creation-date>
    <dc:date>2017-01-08T01:01:36.149566143</dc:date>
    <meta:editing-duration>PT1H23M59S</meta:editing-duration>
    <meta:editing-cycles>17</meta:editing-cycles>
    <meta:generator>LibreOffice/5.0.4.2$Linux_X86_64 LibreOffice_project/00m0$Build-2</meta:generator>
    <meta:document-statistic meta:table-count="0" meta:image-count="0" meta:object-count="0" meta:page-count="1" meta:paragraph-count="19" meta:word-count="166" meta:character-count="944" meta:non-whitespace-character-count="792"/>
  </office:meta>
</office:document-meta>
</file>